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BeanDefinitionRegistry.getBeanDefini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eanDefinitionRegistry.getBeanDefinition(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BeanDefinitionRegistry.containsBeanDefinition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eanDefinitionRegistry.isBeanNameInUse(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eanDefinitionRegistry.registerBeanDefinition( String beanName , BeanDefinition bean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BeanDefinitionRegistry.removeBeanDefinition(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BeanDefinitionRegistry.getBeanDefini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